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0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1<text:a xlink:type="simple" xlink:href="#1.Hello |outline" text:style-name="Internet_20_link" text:visited-style-name="Internet_20_link">Hello </text:a><text:tab/>1</text:p>
        </text:index-body>
      </text:table-of-content>
      <text:p text:style-name="Standard"/>
      <text:h text:style-name="Heading_20_1" text:outline-level="1">Hello </text:h>
      <text:p text:style-name="Text_20_body">Hello I am the tex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Lars Behrmann</meta:initial-creator>
    <meta:creation-date>2006-02-20T18:28:00</meta:creation-date>
    <dc:creator>Lars Behrmann</dc:creator>
    <dc:date>2006-02-20T18:30:48</dc:date>
    <dc:language>en-US</dc:language>
    <meta:editing-cycles>3</meta:editing-cycles>
    <meta:editing-duration>PT2M5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11" meta:character-count="52"/>
  </office:meta>
</office:document-meta>
</file>